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c586c0" loext:opacity="100%" style:font-name="Consolas" fo:font-size="10.5pt" fo:font-weight="normal" fo:background-color="#1f1f1f" loext:char-shading-value="0"/>
    </style:style>
    <style:style style:name="T19" style:family="text">
      <style:text-properties fo:color="#cccccc" loext:opacity="100%" style:font-name="Consolas" fo:font-size="10.5pt" fo:font-weight="normal" fo:background-color="#1f1f1f" loext:char-shading-value="0"/>
    </style:style>
    <style:style style:name="T20" style:family="text">
      <style:text-properties fo:color="#dcdcaa" loext:opacity="100%" style:font-name="Consolas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 } <text:span text:style-name="T1">from</text:span> <text:span text:style-name="T3">'react'</text:span>;</text:p>
      <text:p text:style-name="P1"><text:span text:style-name="T1">import</text:span> <text:span text:style-name="T3">'./AltaIngreso.css'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const</text:span><text:span text:style-name="T7"> [</text:span><text:span text:style-name="T8">categoria</text:span><text:span text:style-name="T7">, </text:span><text:span text:style-name="T9">setCategori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monto</text:span><text:span text:style-name="T7">, </text:span><text:span text:style-name="T9">setMonto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fecha</text:span><text:span text:style-name="T7">, </text:span><text:span text:style-name="T9">setFech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error</text:span><text:span text:style-name="T7">, </text:span><text:span text:style-name="T9">setError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mensaje</text:span><text:span text:style-name="T7">, </text:span><text:span text:style-name="T9">setMensaje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2"/>
      <text:p text:style-name="P3">  <text:span text:style-name="T6">const</text:span><text:span text:style-name="T7"> </text:span><text:span text:style-name="T9">handleSubmit</text:span><text:span text:style-name="T7"> </text:span><text:span text:style-name="T10">=</text:span><text:span text:style-name="T7"> </text:span><text:span text:style-name="T6">async</text:span><text:span text:style-name="T7"> (</text:span><text:span text:style-name="T12">e</text:span><text:span text:style-name="T7">) </text:span><text:span text:style-name="T6">=&gt;</text:span><text:span text:style-name="T7"> {</text:span></text:p>
      <text:p text:style-name="P3">    <text:span text:style-name="T12">e</text:span><text:span text:style-name="T7">.</text:span><text:span text:style-name="T9">preventDefault</text:span><text:span text:style-name="T7">();</text:span></text:p>
      <text:p text:style-name="P2"/>
      <text:p text:style-name="P3">    <text:span text:style-name="T13">// Validación simple</text:span></text:p>
      <text:p text:style-name="P3">    <text:span text:style-name="T14">if</text:span><text:span text:style-name="T7"> (</text:span><text:span text:style-name="T10">!</text:span><text:span text:style-name="T8">categoria</text:span><text:span text:style-name="T7"> </text:span><text:span text:style-name="T10">||</text:span><text:span text:style-name="T7"> </text:span><text:span text:style-name="T10">!</text:span><text:span text:style-name="T8">monto</text:span><text:span text:style-name="T7"> </text:span><text:span text:style-name="T10">||</text:span><text:span text:style-name="T7"> </text:span><text:span text:style-name="T10">!</text:span><text:span text:style-name="T8">fecha</text:span><text:span text:style-name="T7">) {</text:span></text:p>
      <text:p text:style-name="P3">      <text:span text:style-name="T9">setError</text:span><text:span text:style-name="T7">(</text:span><text:span text:style-name="T11">'Todos los campos son obligatorios'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14">if</text:span><text:span text:style-name="T7"> (</text:span><text:span text:style-name="T9">isNaN</text:span><text:span text:style-name="T7">(</text:span><text:span text:style-name="T8">monto</text:span><text:span text:style-name="T7">) </text:span><text:span text:style-name="T10">||</text:span><text:span text:style-name="T7"> </text:span><text:span text:style-name="T15">Number</text:span><text:span text:style-name="T7">(</text:span><text:span text:style-name="T8">monto</text:span><text:span text:style-name="T7">) </text:span><text:span text:style-name="T10">&lt;=</text:span><text:span text:style-name="T7"> </text:span><text:span text:style-name="T16">0</text:span><text:span text:style-name="T7">) {</text:span></text:p>
      <text:p text:style-name="P3">      <text:span text:style-name="T9">setError</text:span><text:span text:style-name="T7">(</text:span><text:span text:style-name="T11">'El monto debe ser un número positivo'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13">// Crear objeto de ingreso</text:span></text:p>
      <text:p text:style-name="P3">    <text:span text:style-name="T6">const</text:span><text:span text:style-name="T7"> </text:span><text:span text:style-name="T8">nuevoIngreso</text:span><text:span text:style-name="T7"> </text:span><text:span text:style-name="T10">=</text:span><text:span text:style-name="T7"> {</text:span></text:p>
      <text:p text:style-name="P3">      <text:span text:style-name="T12">tipo:</text:span><text:span text:style-name="T7"> </text:span><text:span text:style-name="T11">'ingreso'</text:span><text:span text:style-name="T7">,</text:span></text:p>
      <text:p text:style-name="P3">      <text:span text:style-name="T12">categoria</text:span><text:span text:style-name="T7">,</text:span></text:p>
      <text:p text:style-name="P3">      <text:span text:style-name="T12">monto:</text:span><text:span text:style-name="T7"> </text:span><text:span text:style-name="T9">parseFloat</text:span><text:span text:style-name="T7">(</text:span><text:span text:style-name="T8">monto</text:span><text:span text:style-name="T7">),</text:span></text:p>
      <text:p text:style-name="P3">      <text:span text:style-name="T12">fecha</text:span></text:p>
      <text:p text:style-name="P3">    <text:span text:style-name="T7">};</text:span></text:p>
      <text:p text:style-name="P2"/>
      <text:p text:style-name="P3">    <text:span text:style-name="T14">try</text:span><text:span text:style-name="T7"> {</text:span></text:p>
      <text:p text:style-name="P3">      <text:span text:style-name="T6">const</text:span><text:span text:style-name="T7"> </text:span><text:span text:style-name="T8">respuesta</text:span><text:span text:style-name="T7"> </text:span><text:span text:style-name="T10">=</text:span><text:span text:style-name="T7"> </text:span><text:span text:style-name="T14">await</text:span><text:span text:style-name="T7"> </text:span><text:span text:style-name="T9">fetch</text:span><text:span text:style-name="T7">(</text:span><text:span text:style-name="T11">'http://127.0.0.1:8000/ingresos'</text:span><text:span text:style-name="T7">, {</text:span></text:p>
      <text:p text:style-name="P3">        <text:span text:style-name="T12">method:</text:span><text:span text:style-name="T7"> </text:span><text:span text:style-name="T11">'POST'</text:span><text:span text:style-name="T7">,</text:span></text:p>
      <text:p text:style-name="P3">        <text:span text:style-name="T12">headers:</text:span><text:span text:style-name="T7"> {</text:span></text:p>
      <text:p text:style-name="P3">          <text:span text:style-name="T11">'Content-Type'</text:span><text:span text:style-name="T12">:</text:span><text:span text:style-name="T7"> </text:span><text:span text:style-name="T11">'application/json'</text:span></text:p>
      <text:p text:style-name="P3">        <text:span text:style-name="T7">},</text:span></text:p>
      <text:p text:style-name="P3">        <text:span text:style-name="T12">body:</text:span><text:span text:style-name="T7"> </text:span><text:span text:style-name="T12">JSON</text:span><text:span text:style-name="T7">.</text:span><text:span text:style-name="T9">stringify</text:span><text:span text:style-name="T7">(</text:span><text:span text:style-name="T8">nuevoIngreso</text:span><text:span text:style-name="T7">)</text:span></text:p>
      <text:p text:style-name="P3">      <text:span text:style-name="T7">});</text:span></text:p>
      <text:p text:style-name="P2"/>
      <text:p text:style-name="P3">      <text:span text:style-name="T14">if</text:span><text:span text:style-name="T7"> (</text:span><text:span text:style-name="T10">!</text:span><text:span text:style-name="T8">respuesta</text:span><text:span text:style-name="T7">.</text:span><text:span text:style-name="T8">ok</text:span><text:span text:style-name="T7">) {</text:span></text:p>
      <text:p text:style-name="P3">        <text:span text:style-name="T6">const</text:span><text:span text:style-name="T7"> </text:span><text:span text:style-name="T8">errorData</text:span><text:span text:style-name="T7"> </text:span><text:span text:style-name="T10">=</text:span><text:span text:style-name="T7"> </text:span><text:span text:style-name="T14">await</text:span><text:span text:style-name="T7"> </text:span><text:span text:style-name="T8">respuesta</text:span><text:span text:style-name="T7">.</text:span><text:span text:style-name="T9">json</text:span><text:span text:style-name="T7">();</text:span></text:p>
      <text:p text:style-name="P3">        <text:span text:style-name="T14">throw</text:span><text:span text:style-name="T7"> </text:span><text:span text:style-name="T6">new</text:span><text:span text:style-name="T7"> </text:span><text:span text:style-name="T15">Error</text:span><text:span text:style-name="T7">(</text:span><text:span text:style-name="T8">errorData</text:span><text:span text:style-name="T7">.</text:span><text:span text:style-name="T12">detail</text:span><text:span text:style-name="T7"> </text:span><text:span text:style-name="T10">||</text:span><text:span text:style-name="T7"> </text:span><text:span text:style-name="T11">'Error al guardar el ingreso'</text:span><text:span text:style-name="T7">);</text:span></text:p>
      <text:p text:style-name="P3">      <text:span text:style-name="T7">}</text:span></text:p>
      <text:p text:style-name="P2"/>
      <text:p text:style-name="P3">      <text:span text:style-name="T6">const</text:span><text:span text:style-name="T7"> </text:span><text:span text:style-name="T8">data</text:span><text:span text:style-name="T7"> </text:span><text:span text:style-name="T10">=</text:span><text:span text:style-name="T7"> </text:span><text:span text:style-name="T14">await</text:span><text:span text:style-name="T7"> </text:span><text:span text:style-name="T8">respuesta</text:span><text:span text:style-name="T7">.</text:span><text:span text:style-name="T9">json</text:span><text:span text:style-name="T7">();</text:span></text:p>
      <text:p text:style-name="P3">      <text:span text:style-name="T9">setMensaje</text:span><text:span text:style-name="T7">(</text:span><text:span text:style-name="T11">'Ingreso guardado correctamente'</text:span><text:span text:style-name="T7">);</text:span></text:p>
      <text:p text:style-name="P3">      <text:span text:style-name="T9">setError</text:span><text:span text:style-name="T7">(</text:span><text:span text:style-name="T11">''</text:span><text:span text:style-name="T7">);</text:span></text:p>
      <text:p text:style-name="P2"/>
      <text:p text:style-name="P3">      <text:span text:style-name="T13">// Limpiar campos</text:span></text:p>
      <text:p text:style-name="P3"><text:soft-page-break/>      <text:span text:style-name="T9">setCategoria</text:span><text:span text:style-name="T7">(</text:span><text:span text:style-name="T11">''</text:span><text:span text:style-name="T7">);</text:span></text:p>
      <text:p text:style-name="P3">      <text:span text:style-name="T9">setMonto</text:span><text:span text:style-name="T7">(</text:span><text:span text:style-name="T11">''</text:span><text:span text:style-name="T7">);</text:span></text:p>
      <text:p text:style-name="P3">      <text:span text:style-name="T9">setFecha</text:span><text:span text:style-name="T7">(</text:span><text:span text:style-name="T11">''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2">error</text:span><text:span text:style-name="T7">) {</text:span></text:p>
      <text:p text:style-name="P3">      <text:span text:style-name="T12">console</text:span><text:span text:style-name="T7">.</text:span><text:span text:style-name="T9">error</text:span><text:span text:style-name="T7">(</text:span><text:span text:style-name="T11">'Error al guardar ingreso:'</text:span><text:span text:style-name="T7">, </text:span><text:span text:style-name="T12">error</text:span><text:span text:style-name="T7">);</text:span></text:p>
      <text:p text:style-name="P3">      <text:span text:style-name="T9">setMensaje</text:span><text:span text:style-name="T7">(</text:span><text:span text:style-name="T11">''</text:span><text:span text:style-name="T7">);</text:span></text:p>
      <text:p text:style-name="P3">      <text:span text:style-name="T9">setError</text:span><text:span text:style-name="T7">(</text:span><text:span text:style-name="T11">'No se pudo guardar el ingreso'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4">return</text:span><text:span text:style-name="T7"> (</text:span></text:p>
      <text:p text:style-name="P3">    <text:span text:style-name="T17">&lt;</text:span><text:span text:style-name="T6">div</text:span><text:span text:style-name="T7"> </text:span><text:span text:style-name="T12">className</text:span><text:span text:style-name="T10">=</text:span><text:span text:style-name="T11">"form-container"</text:span><text:span text:style-name="T17">&gt;</text:span></text:p>
      <text:p text:style-name="P3">      <text:span text:style-name="T17">&lt;</text:span><text:span text:style-name="T6">h2</text:span><text:span text:style-name="T17">&gt;</text:span><text:span text:style-name="T7">Alta de Ingreso</text:span><text:span text:style-name="T17">&lt;/</text:span><text:span text:style-name="T6">h2</text:span><text:span text:style-name="T17">&gt;</text:span></text:p>
      <text:p text:style-name="P3">      <text:span text:style-name="T17">&lt;</text:span><text:span text:style-name="T6">form</text:span><text:span text:style-name="T7"> </text:span><text:span text:style-name="T12">onSubmit</text:span><text:span text:style-name="T10">=</text:span><text:span text:style-name="T6">{</text:span><text:span text:style-name="T9">handleSubmit</text:span><text:span text:style-name="T6">}</text:span><text:span text:style-name="T17">&gt;</text:span></text:p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Categoría:</text:span></text:p>
      <text:p text:style-name="P3">          <text:span text:style-name="T17">&lt;</text:span><text:span text:style-name="T6">input</text:span></text:p>
      <text:p text:style-name="P3">            <text:span text:style-name="T12">type</text:span><text:span text:style-name="T10">=</text:span><text:span text:style-name="T11">"text"</text:span></text:p>
      <text:p text:style-name="P3">            <text:span text:style-name="T12">value</text:span><text:span text:style-name="T10">=</text:span><text:span text:style-name="T6">{</text:span><text:span text:style-name="T8">categoria</text:span><text:span text:style-name="T6">}</text:span></text:p>
      <text:p text:style-name="P3">            <text:span text:style-name="T12">onChange</text:span><text:span text:style-name="T10">=</text:span><text:span text:style-name="T6">{</text:span><text:span text:style-name="T10">(</text:span><text:span text:style-name="T12">e</text:span><text:span text:style-name="T10">) </text:span><text:span text:style-name="T6">=&gt;</text:span><text:span text:style-name="T10"> </text:span><text:span text:style-name="T9">setCategoria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6">}</text:span></text:p>
      <text:p text:style-name="P3">          <text:span text:style-name="T17">/&gt;</text:span></text:p>
      <text:p text:style-name="P3">        <text:span text:style-name="T17">&lt;/</text:span><text:span text:style-name="T6">label</text:span><text:span text:style-name="T17">&gt;</text:span></text:p>
      <text:p text:style-name="P2"/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Monto:</text:span></text:p>
      <text:p text:style-name="P3">          <text:span text:style-name="T17">&lt;</text:span><text:span text:style-name="T6">input</text:span></text:p>
      <text:p text:style-name="P3">            <text:span text:style-name="T12">type</text:span><text:span text:style-name="T10">=</text:span><text:span text:style-name="T11">"number"</text:span></text:p>
      <text:p text:style-name="P3">            <text:span text:style-name="T12">value</text:span><text:span text:style-name="T10">=</text:span><text:span text:style-name="T6">{</text:span><text:span text:style-name="T8">monto</text:span><text:span text:style-name="T6">}</text:span></text:p>
      <text:p text:style-name="P3">            <text:span text:style-name="T12">onChange</text:span><text:span text:style-name="T10">=</text:span><text:span text:style-name="T6">{</text:span><text:span text:style-name="T10">(</text:span><text:span text:style-name="T12">e</text:span><text:span text:style-name="T10">) </text:span><text:span text:style-name="T6">=&gt;</text:span><text:span text:style-name="T10"> </text:span><text:span text:style-name="T9">setMonto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6">}</text:span></text:p>
      <text:p text:style-name="P3">          <text:span text:style-name="T17">/&gt;</text:span></text:p>
      <text:p text:style-name="P3">        <text:span text:style-name="T17">&lt;/</text:span><text:span text:style-name="T6">label</text:span><text:span text:style-name="T17">&gt;</text:span></text:p>
      <text:p text:style-name="P2"/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Fecha:</text:span></text:p>
      <text:p text:style-name="P3">          <text:span text:style-name="T17">&lt;</text:span><text:span text:style-name="T6">input</text:span></text:p>
      <text:p text:style-name="P3">            <text:span text:style-name="T12">type</text:span><text:span text:style-name="T10">=</text:span><text:span text:style-name="T11">"date"</text:span></text:p>
      <text:p text:style-name="P3">            <text:span text:style-name="T12">value</text:span><text:span text:style-name="T10">=</text:span><text:span text:style-name="T6">{</text:span><text:span text:style-name="T8">fecha</text:span><text:span text:style-name="T6">}</text:span></text:p>
      <text:p text:style-name="P3">            <text:span text:style-name="T12">onChange</text:span><text:span text:style-name="T10">=</text:span><text:span text:style-name="T6">{</text:span><text:span text:style-name="T10">(</text:span><text:span text:style-name="T12">e</text:span><text:span text:style-name="T10">) </text:span><text:span text:style-name="T6">=&gt;</text:span><text:span text:style-name="T10"> </text:span><text:span text:style-name="T9">setFecha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6">}</text:span></text:p>
      <text:p text:style-name="P3">          <text:span text:style-name="T17">/&gt;</text:span></text:p>
      <text:p text:style-name="P3">        <text:span text:style-name="T17">&lt;/</text:span><text:span text:style-name="T6">label</text:span><text:span text:style-name="T17">&gt;</text:span></text:p>
      <text:p text:style-name="P2"/>
      <text:p text:style-name="P3">        <text:span text:style-name="T6">{</text:span><text:span text:style-name="T8">error</text:span><text:span text:style-name="T10"> &amp;&amp; </text:span><text:span text:style-name="T17">&lt;</text:span><text:span text:style-name="T6">p</text:span><text:span text:style-name="T10"> </text:span><text:span text:style-name="T12">className</text:span><text:span text:style-name="T10">=</text:span><text:span text:style-name="T11">"error"</text:span><text:span text:style-name="T17">&gt;</text:span><text:span text:style-name="T6">{</text:span><text:span text:style-name="T8">error</text:span><text:span text:style-name="T6">}</text:span><text:span text:style-name="T17">&lt;/</text:span><text:span text:style-name="T6">p</text:span><text:span text:style-name="T17">&gt;</text:span><text:span text:style-name="T6">}</text:span></text:p>
      <text:p text:style-name="P3">        <text:span text:style-name="T6">{</text:span><text:span text:style-name="T8">mensaje</text:span><text:span text:style-name="T10"> &amp;&amp; </text:span><text:span text:style-name="T17">&lt;</text:span><text:span text:style-name="T6">p</text:span><text:span text:style-name="T10"> </text:span><text:span text:style-name="T12">className</text:span><text:span text:style-name="T10">=</text:span><text:span text:style-name="T11">"success"</text:span><text:span text:style-name="T17">&gt;</text:span><text:span text:style-name="T6">{</text:span><text:span text:style-name="T8">mensaje</text:span><text:span text:style-name="T6">}</text:span><text:span text:style-name="T17">&lt;/</text:span><text:span text:style-name="T6">p</text:span><text:span text:style-name="T17">&gt;</text:span><text:span text:style-name="T6">}</text:span></text:p>
      <text:p text:style-name="P2"/>
      <text:p text:style-name="P3">        <text:span text:style-name="T17">&lt;</text:span><text:span text:style-name="T6">button</text:span><text:span text:style-name="T7"> </text:span><text:span text:style-name="T12">type</text:span><text:span text:style-name="T10">=</text:span><text:span text:style-name="T11">"submit"</text:span><text:span text:style-name="T17">&gt;</text:span><text:span text:style-name="T7">Agregar Ingreso</text:span><text:span text:style-name="T17">&lt;/</text:span><text:span text:style-name="T6">button</text:span><text:span text:style-name="T17">&gt;</text:span></text:p>
      <text:p text:style-name="P3">      <text:span text:style-name="T17">&lt;/</text:span><text:span text:style-name="T6">form</text:span><text:span text:style-name="T17">&gt;</text:span></text:p>
      <text:p text:style-name="P3">    <text:span text:style-name="T17">&lt;/</text:span><text:span text:style-name="T6">div</text:span><text:span text:style-name="T17">&gt;</text:span></text:p>
      <text:p text:style-name="P3">  <text:span text:style-name="T7">);</text:span></text:p>
      <text:p text:style-name="P1">}</text:p>
      <text:p text:style-name="P2"/>
      <text:p text:style-name="P4"><text:span text:style-name="T18">export</text:span><text:span text:style-name="T19"> </text:span><text:span text:style-name="T18">default</text:span><text:span text:style-name="T19"> </text:span><text:span text:style-name="T20">AltaIngreso</text:span><text:span text:style-name="T19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1:33:46.498709200</meta:creation-date>
    <dc:date>2025-08-29T11:34:15.069018900</dc:date>
    <meta:editing-duration>PT29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87" meta:word-count="220" meta:character-count="2371" meta:non-whitespace-character-count="1686"/>
  </office:meta>
</office:document-meta>
</file>